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013cm" fo:margin-left="0cm" table:align="left"/>
    </style:style>
    <style:style style:name="Tabel1.A" style:family="table-column">
      <style:table-column-properties style:column-width="3.971cm"/>
    </style:style>
    <style:style style:name="Tabel1.B" style:family="table-column">
      <style:table-column-properties style:column-width="13.042cm"/>
    </style:style>
    <style:style style:name="Tabel1.A1" style:family="table-cell">
      <style:table-cell-properties style:vertical-align="middle" fo:padding="0.049cm" fo:border="none"/>
    </style:style>
    <style:style style:name="P1" style:family="paragraph" style:parent-style-name="Text_20_body">
      <style:paragraph-properties fo:line-height="150%" fo:text-align="center" style:justify-single-word="false"/>
      <style:text-properties style:font-name="Arial" officeooo:rsid="000ddb7e" officeooo:paragraph-rsid="000ddb7e"/>
    </style:style>
    <style:style style:name="P2" style:family="paragraph" style:parent-style-name="Text_20_body">
      <style:paragraph-properties fo:line-height="150%" fo:text-align="center" style:justify-single-word="false"/>
      <style:text-properties style:font-name="Arial" officeooo:rsid="000ddb7e" officeooo:paragraph-rsid="001684dd"/>
    </style:style>
    <style:style style:name="P3" style:family="paragraph" style:parent-style-name="Text_20_body">
      <style:paragraph-properties fo:line-height="150%" fo:text-align="center" style:justify-single-word="false"/>
      <style:text-properties style:font-name="Arial" officeooo:rsid="000ddb7e" officeooo:paragraph-rsid="0011db0e"/>
    </style:style>
    <style:style style:name="P4" style:family="paragraph" style:parent-style-name="Text_20_body">
      <style:paragraph-properties fo:line-height="150%" fo:text-align="left" style:justify-single-word="false"/>
      <style:text-properties style:font-name="Arial" officeooo:rsid="000ddb7e"/>
    </style:style>
    <style:style style:name="P5" style:family="paragraph" style:parent-style-name="Text_20_body">
      <style:paragraph-properties fo:line-height="150%" fo:text-align="center" style:justify-single-word="false"/>
      <style:text-properties style:font-name="Arial" officeooo:rsid="000ddb7e"/>
    </style:style>
    <style:style style:name="P6" style:family="paragraph" style:parent-style-name="Standard">
      <style:paragraph-properties fo:line-height="150%" fo:text-align="center" style:justify-single-word="false"/>
      <style:text-properties style:font-name="Arial" officeooo:rsid="000ddb7e" officeooo:paragraph-rsid="000ddb7e"/>
    </style:style>
    <style:style style:name="P7" style:family="paragraph" style:parent-style-name="Standard">
      <style:paragraph-properties fo:line-height="150%" fo:text-align="center" style:justify-single-word="false"/>
      <style:text-properties style:font-name="Arial" officeooo:rsid="000f535a" officeooo:paragraph-rsid="000f535a"/>
    </style:style>
    <style:style style:name="P8" style:family="paragraph" style:parent-style-name="Standard">
      <style:paragraph-properties fo:line-height="150%" fo:text-align="center" style:justify-single-word="false"/>
      <style:text-properties style:font-name="Arial" officeooo:rsid="000f535a" officeooo:paragraph-rsid="00112a61"/>
    </style:style>
    <style:style style:name="P9" style:family="paragraph" style:parent-style-name="Standard">
      <style:paragraph-properties fo:line-height="150%" fo:text-align="center" style:justify-single-word="false"/>
      <style:text-properties style:font-name="Arial" officeooo:rsid="000f535a" officeooo:paragraph-rsid="0011db0e"/>
    </style:style>
    <style:style style:name="P10" style:family="paragraph" style:parent-style-name="Text_20_body">
      <style:paragraph-properties fo:line-height="150%" fo:text-align="left" style:justify-single-word="false"/>
      <style:text-properties style:font-name="Arial" officeooo:rsid="000f535a"/>
    </style:style>
    <style:style style:name="P11" style:family="paragraph" style:parent-style-name="Text_20_body">
      <style:paragraph-properties fo:line-height="150%" fo:text-align="center" style:justify-single-word="false"/>
      <style:text-properties style:font-name="Arial" officeooo:rsid="000f535a" officeooo:paragraph-rsid="0011db0e"/>
    </style:style>
    <style:style style:name="P12" style:family="paragraph" style:parent-style-name="Text_20_body">
      <style:paragraph-properties fo:line-height="150%" fo:text-align="left" style:justify-single-word="false"/>
      <style:text-properties style:font-name="Arial" officeooo:rsid="000f535a" officeooo:paragraph-rsid="00112a61"/>
    </style:style>
    <style:style style:name="P13" style:family="paragraph" style:parent-style-name="Text_20_body">
      <style:paragraph-properties fo:line-height="150%" fo:text-align="center" style:justify-single-word="false"/>
      <style:text-properties style:font-name="Arial" officeooo:rsid="00112a61" officeooo:paragraph-rsid="00112a61"/>
    </style:style>
    <style:style style:name="P14" style:family="paragraph" style:parent-style-name="Text_20_body">
      <style:paragraph-properties fo:line-height="150%" fo:text-align="center" style:justify-single-word="false"/>
      <style:text-properties style:font-name="Arial" fo:font-weight="bold" officeooo:rsid="00112a61" officeooo:paragraph-rsid="00112a61" style:font-weight-asian="bold" style:font-weight-complex="bold"/>
    </style:style>
    <style:style style:name="P15" style:family="paragraph" style:parent-style-name="Text_20_body">
      <style:paragraph-properties fo:line-height="150%" fo:text-align="center" style:justify-single-word="false"/>
      <style:text-properties style:font-name="Arial" fo:font-weight="bold" officeooo:rsid="0011db0e" officeooo:paragraph-rsid="0011db0e" style:font-weight-asian="bold" style:font-weight-complex="bold"/>
    </style:style>
    <style:style style:name="P16" style:family="paragraph" style:parent-style-name="Heading_20_4">
      <style:paragraph-properties fo:line-height="150%" fo:text-align="left" style:justify-single-word="false"/>
      <style:text-properties style:font-name="Arial" fo:font-weight="normal" officeooo:rsid="00112a61" officeooo:paragraph-rsid="00112a61" style:font-weight-asian="normal" style:font-weight-complex="normal"/>
    </style:style>
    <style:style style:name="P17" style:family="paragraph" style:parent-style-name="Text_20_body">
      <style:paragraph-properties fo:line-height="150%" fo:text-align="center" style:justify-single-word="false"/>
      <style:text-properties style:font-name="Arial" fo:font-weight="bold" officeooo:rsid="00112a61" officeooo:paragraph-rsid="0011db0e" style:font-weight-asian="bold" style:font-weight-complex="bold"/>
    </style:style>
    <style:style style:name="P18" style:family="paragraph" style:parent-style-name="Text_20_body">
      <style:paragraph-properties fo:line-height="150%"/>
      <style:text-properties style:font-name="Arial" officeooo:rsid="00112a61"/>
    </style:style>
    <style:style style:name="P19" style:family="paragraph" style:parent-style-name="Text_20_body">
      <style:paragraph-properties fo:margin-top="0cm" fo:margin-bottom="0cm" style:contextual-spacing="false" fo:line-height="150%"/>
      <style:text-properties style:font-name="Arial" officeooo:rsid="00112a61"/>
    </style:style>
    <style:style style:name="P20" style:family="paragraph" style:parent-style-name="Text_20_body">
      <style:paragraph-properties fo:margin-top="0cm" fo:margin-bottom="0cm" style:contextual-spacing="false" fo:line-height="150%"/>
      <style:text-properties style:font-name="Arial" officeooo:rsid="00112a61" officeooo:paragraph-rsid="00112a61"/>
    </style:style>
    <style:style style:name="P21" style:family="paragraph" style:parent-style-name="Text_20_body">
      <style:paragraph-properties fo:line-height="150%"/>
      <style:text-properties style:font-name="Arial" officeooo:rsid="00112a61" officeooo:paragraph-rsid="00112a61"/>
    </style:style>
    <style:style style:name="P22" style:family="paragraph" style:parent-style-name="Heading_20_4">
      <style:paragraph-properties fo:margin-top="0cm" fo:margin-bottom="0.247cm" style:contextual-spacing="false" fo:line-height="150%"/>
      <style:text-properties style:font-name="Arial" officeooo:rsid="00112a61"/>
    </style:style>
    <style:style style:name="P23" style:family="paragraph" style:parent-style-name="Text_20_body">
      <style:paragraph-properties fo:line-height="150%" fo:text-align="left" style:justify-single-word="false"/>
      <style:text-properties style:font-name="Arial" fo:font-weight="normal" officeooo:rsid="0011db0e" officeooo:paragraph-rsid="0011db0e" style:font-weight-asian="normal" style:font-weight-complex="normal"/>
    </style:style>
    <style:style style:name="P24" style:family="paragraph" style:parent-style-name="Heading_20_3">
      <style:paragraph-properties fo:line-height="150%" fo:text-align="left" style:justify-single-word="false"/>
      <style:text-properties style:font-name="Arial" fo:font-weight="normal" officeooo:rsid="0011db0e" officeooo:paragraph-rsid="0011db0e" style:font-weight-asian="normal" style:font-weight-complex="normal"/>
    </style:style>
    <style:style style:name="P25" style:family="paragraph" style:parent-style-name="Text_20_body">
      <style:paragraph-properties fo:line-height="150%" fo:text-align="left" style:justify-single-word="false"/>
      <style:text-properties style:font-name="Arial" officeooo:rsid="0011db0e"/>
    </style:style>
    <style:style style:name="P26" style:family="paragraph" style:parent-style-name="Standard">
      <style:paragraph-properties fo:line-height="150%" fo:text-align="center" style:justify-single-word="false"/>
      <style:text-properties style:font-name="Arial" fo:font-weight="bold" officeooo:rsid="0011db0e" officeooo:paragraph-rsid="0012f34c" style:font-weight-asian="bold" style:font-weight-complex="bold"/>
    </style:style>
    <style:style style:name="P27" style:family="paragraph" style:parent-style-name="Heading_20_3">
      <style:paragraph-properties fo:line-height="150%" fo:text-align="left" style:justify-single-word="false"/>
      <style:text-properties style:font-name="Arial" fo:font-weight="normal" officeooo:rsid="0011db0e" officeooo:paragraph-rsid="0012f34c" style:font-weight-asian="normal" style:font-weight-complex="normal"/>
    </style:style>
    <style:style style:name="P28" style:family="paragraph" style:parent-style-name="Text_20_body">
      <style:paragraph-properties fo:line-height="150%"/>
      <style:text-properties style:font-name="Arial" officeooo:rsid="0011db0e"/>
    </style:style>
    <style:style style:name="P29" style:family="paragraph" style:parent-style-name="Quotations">
      <style:paragraph-properties fo:margin-left="0cm" fo:margin-top="0cm" fo:margin-bottom="0.247cm" style:contextual-spacing="false" fo:line-height="150%" fo:text-indent="0cm" style:auto-text-indent="false"/>
      <style:text-properties style:font-name="Arial" officeooo:rsid="0011db0e"/>
    </style:style>
    <style:style style:name="P30" style:family="paragraph" style:parent-style-name="Text_20_body">
      <style:paragraph-properties fo:line-height="150%" fo:text-align="left" style:justify-single-word="false"/>
      <style:text-properties style:font-name="Arial" fo:font-weight="normal" officeooo:rsid="0011db0e" officeooo:paragraph-rsid="0012f34c" style:font-weight-asian="normal" style:font-weight-complex="normal"/>
    </style:style>
    <style:style style:name="P31" style:family="paragraph" style:parent-style-name="Text_20_body">
      <style:paragraph-properties fo:line-height="150%" fo:text-align="left" style:justify-single-word="false"/>
      <style:text-properties officeooo:paragraph-rsid="0012f34c"/>
    </style:style>
    <style:style style:name="P32" style:family="paragraph" style:parent-style-name="Text_20_body">
      <style:paragraph-properties fo:line-height="150%" fo:text-align="center" style:justify-single-word="false"/>
      <style:text-properties style:font-name="Arial" fo:font-weight="bold" officeooo:rsid="001476a5" officeooo:paragraph-rsid="001476a5" style:font-weight-asian="bold" style:font-weight-complex="bold"/>
    </style:style>
    <style:style style:name="P33" style:family="paragraph" style:parent-style-name="Heading_20_3">
      <style:paragraph-properties fo:line-height="150%" fo:text-align="left" style:justify-single-word="false"/>
      <style:text-properties style:font-name="Arial" fo:font-weight="normal" officeooo:rsid="0011db0e" officeooo:paragraph-rsid="001476a5" style:font-weight-asian="normal" style:font-weight-complex="normal"/>
    </style:style>
    <style:style style:name="P34" style:family="paragraph" style:parent-style-name="Text_20_body">
      <style:paragraph-properties fo:line-height="150%"/>
      <style:text-properties style:font-name="Arial" fo:font-weight="bold" officeooo:rsid="0012f34c" style:font-weight-asian="bold" style:font-weight-complex="bold"/>
    </style:style>
    <style:style style:name="P35" style:family="paragraph" style:parent-style-name="Text_20_body">
      <style:paragraph-properties fo:margin-top="0cm" fo:margin-bottom="0cm" style:contextual-spacing="false" fo:line-height="150%"/>
      <style:text-properties style:font-name="Arial" officeooo:rsid="0011db0e"/>
    </style:style>
    <style:style style:name="P36" style:family="paragraph" style:parent-style-name="Text_20_body">
      <style:paragraph-properties fo:line-height="150%"/>
      <style:text-properties style:font-name="Arial" officeooo:rsid="0011db0e" officeooo:paragraph-rsid="001476a5"/>
    </style:style>
    <style:style style:name="P37" style:family="paragraph" style:parent-style-name="Heading_20_3">
      <style:paragraph-properties fo:line-height="150%"/>
      <style:text-properties style:font-name="Arial" officeooo:rsid="0011db0e"/>
    </style:style>
    <style:style style:name="P38" style:family="paragraph" style:parent-style-name="Text_20_body">
      <style:paragraph-properties fo:line-height="150%" fo:text-align="center" style:justify-single-word="false"/>
      <style:text-properties style:font-name="Arial" officeooo:rsid="0011db0e"/>
    </style:style>
    <style:style style:name="P39" style:family="paragraph" style:parent-style-name="Table_20_Heading">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Heading_20_3">
      <style:paragraph-properties fo:line-height="150%" fo:text-align="left" style:justify-single-word="false"/>
      <style:text-properties style:font-name="Arial" officeooo:rsid="0011db0e"/>
    </style:style>
    <style:style style:name="P42" style:family="paragraph" style:parent-style-name="Text_20_body">
      <style:paragraph-properties fo:line-height="150%" fo:text-align="center" style:justify-single-word="false"/>
      <style:text-properties style:font-name="Arial" officeooo:rsid="0011db0e" officeooo:paragraph-rsid="001476a5"/>
    </style:style>
    <style:style style:name="P43" style:family="paragraph" style:parent-style-name="Heading_20_3">
      <style:paragraph-properties fo:line-height="150%" fo:text-align="center" style:justify-single-word="false"/>
      <style:text-properties style:font-name="Arial" officeooo:rsid="0011db0e"/>
    </style:style>
    <style:style style:name="P44" style:family="paragraph" style:parent-style-name="Heading_20_4">
      <style:paragraph-properties fo:margin-top="0cm" fo:margin-bottom="0.247cm" style:contextual-spacing="false" fo:line-height="150%"/>
      <style:text-properties style:font-name="Arial" officeooo:rsid="0011db0e"/>
    </style:style>
    <style:style style:name="P45" style:family="paragraph" style:parent-style-name="Text_20_body">
      <style:paragraph-properties fo:line-height="150%" fo:text-align="left" style:justify-single-word="false"/>
      <style:text-properties style:font-name="Arial" fo:font-weight="normal" officeooo:rsid="0011db0e" style:font-weight-asian="normal" style:font-weight-complex="normal"/>
    </style:style>
    <style:style style:name="P46" style:family="paragraph" style:parent-style-name="Heading_20_4">
      <style:paragraph-properties fo:line-height="150%" fo:text-align="left" style:justify-single-word="false"/>
      <style:text-properties style:font-name="Arial" officeooo:rsid="0011db0e"/>
    </style:style>
    <style:style style:name="P47" style:family="paragraph" style:parent-style-name="Heading_20_4">
      <style:paragraph-properties fo:margin-top="0cm" fo:margin-bottom="0cm" style:contextual-spacing="false" fo:line-height="150%"/>
      <style:text-properties style:font-name="Arial" fo:font-weight="normal" officeooo:rsid="0011db0e" officeooo:paragraph-rsid="001476a5" style:font-weight-asian="normal" style:font-weight-complex="normal"/>
    </style:style>
    <style:style style:name="P48" style:family="paragraph" style:parent-style-name="Text_20_body">
      <style:paragraph-properties fo:margin-top="0cm" fo:margin-bottom="0cm" style:contextual-spacing="false" fo:line-height="150%"/>
      <style:text-properties style:font-name="Arial" fo:font-weight="normal" officeooo:rsid="0011db0e" officeooo:paragraph-rsid="001476a5" style:font-weight-asian="normal" style:font-weight-complex="normal"/>
    </style:style>
    <style:style style:name="P49" style:family="paragraph" style:parent-style-name="Text_20_body">
      <style:paragraph-properties fo:margin-top="0cm" fo:margin-bottom="0cm" style:contextual-spacing="false" fo:line-height="150%" fo:text-align="center" style:justify-single-word="false"/>
      <style:text-properties style:font-name="Arial" fo:font-weight="bold" officeooo:rsid="001476a5" officeooo:paragraph-rsid="001476a5" style:font-weight-asian="bold" style:font-weight-complex="bold"/>
    </style:style>
    <style:style style:name="P50" style:family="paragraph" style:parent-style-name="Heading_20_3">
      <style:paragraph-properties fo:margin-top="0cm" fo:margin-bottom="0cm" style:contextual-spacing="false" fo:line-height="150%" fo:text-align="center" style:justify-single-word="false"/>
      <style:text-properties style:font-name="Arial" fo:font-weight="bold" officeooo:rsid="001476a5" officeooo:paragraph-rsid="001476a5" style:font-weight-asian="bold" style:font-weight-complex="bold"/>
    </style:style>
    <style:style style:name="P51" style:family="paragraph" style:parent-style-name="Text_20_body">
      <style:paragraph-properties fo:margin-top="0cm" fo:margin-bottom="0cm" style:contextual-spacing="false" fo:line-height="150%" fo:text-align="left" style:justify-single-word="false"/>
      <style:text-properties style:font-name="Arial" fo:font-weight="bold" officeooo:rsid="001476a5" style:font-weight-asian="bold" style:font-weight-complex="bold"/>
    </style:style>
    <style:style style:name="P52" style:family="paragraph" style:parent-style-name="Text_20_body">
      <style:paragraph-properties fo:line-height="150%" fo:text-align="left" style:justify-single-word="false"/>
      <style:text-properties style:font-name="Arial" fo:font-weight="bold" officeooo:rsid="001476a5" style:font-weight-asian="bold" style:font-weight-complex="bold"/>
    </style:style>
    <style:style style:name="P53" style:family="paragraph" style:parent-style-name="Text_20_body">
      <style:paragraph-properties fo:line-height="150%" fo:text-align="left" style:justify-single-word="false"/>
      <style:text-properties style:font-name="Arial" fo:font-weight="normal" officeooo:rsid="00155d3b" officeooo:paragraph-rsid="00155d3b" style:font-weight-asian="normal" style:font-weight-complex="normal"/>
    </style:style>
    <style:style style:name="P54" style:family="paragraph" style:parent-style-name="Text_20_body">
      <style:paragraph-properties fo:margin-top="0cm" fo:margin-bottom="0cm" style:contextual-spacing="false" fo:line-height="150%" fo:text-align="left" style:justify-single-word="false"/>
      <style:text-properties style:font-name="Arial" fo:font-weight="normal" officeooo:rsid="001476a5" officeooo:paragraph-rsid="001476a5" style:font-weight-asian="normal" style:font-weight-complex="normal"/>
    </style:style>
    <style:style style:name="P55" style:family="paragraph" style:parent-style-name="Text_20_body">
      <style:paragraph-properties fo:margin-top="0cm" fo:margin-bottom="0cm" style:contextual-spacing="false" fo:line-height="150%" fo:text-align="center" style:justify-single-word="false"/>
      <style:text-properties style:font-name="Arial" fo:font-weight="bold" officeooo:rsid="00155d3b" officeooo:paragraph-rsid="00155d3b" style:font-weight-asian="bold" style:font-weight-complex="bold"/>
    </style:style>
    <style:style style:name="T1" style:family="text">
      <style:text-properties fo:font-size="21pt" fo:font-style="normal" fo:font-weight="bold" officeooo:rsid="000f535a" style:font-size-asian="21pt" style:font-style-asian="normal" style:font-weight-asian="bold" style:font-size-complex="21pt" style:font-style-complex="normal" style:font-weight-complex="bold"/>
    </style:style>
    <style:style style:name="T2" style:family="text">
      <style:text-properties fo:font-size="24pt" fo:font-style="normal" fo:font-weight="bold" officeooo:rsid="000f535a" style:font-size-asian="21pt" style:font-style-asian="normal" style:font-weight-asian="bold" style:font-size-complex="24pt" style:font-style-complex="normal" style:font-weight-complex="bold"/>
    </style:style>
    <style:style style:name="T3" style:family="text">
      <style:text-properties fo:font-size="16pt" style:font-size-asian="14pt" style:font-size-complex="16pt"/>
    </style:style>
    <style:style style:name="T4" style:family="text">
      <style:text-properties fo:font-size="16pt" officeooo:rsid="001684dd" style:font-size-asian="14pt" style:font-size-complex="16pt"/>
    </style:style>
    <style:style style:name="T5" style:family="text">
      <style:text-properties fo:font-size="16pt" officeooo:rsid="001684dd" style:font-size-asian="16pt" style:font-size-complex="16pt"/>
    </style:style>
    <style:style style:name="T6" style:family="text">
      <style:text-properties fo:font-size="16pt" style:font-size-asian="16pt" style:font-size-complex="16pt"/>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0f535a" style:font-style-asian="normal" style:font-weight-asian="bold" style:font-style-complex="normal" style:font-weight-complex="bold"/>
    </style:style>
    <style:style style:name="T9" style:family="text">
      <style:text-properties fo:font-weight="normal" officeooo:rsid="000f535a" style:font-weight-asian="normal" style:font-weight-complex="normal"/>
    </style:style>
    <style:style style:name="T10" style:family="text">
      <style:text-properties fo:font-weight="bold" officeooo:rsid="0011db0e" style:font-weight-asian="bold" style:font-weight-complex="bold"/>
    </style:style>
    <style:style style:name="T11" style:family="text">
      <style:text-properties officeooo:rsid="00112a61"/>
    </style:style>
    <style:style style:name="T12" style:family="text">
      <style:text-properties fo:font-weight="bold" style:font-weight-asian="bold" style:font-weight-complex="bold"/>
    </style:style>
    <style:style style:name="T13" style:family="text">
      <style:text-properties officeooo:rsid="001476a5"/>
    </style:style>
    <style:style style:name="T14" style:family="text">
      <style:text-properties fo:font-weight="bold" officeooo:rsid="001476a5" style:font-weight-asian="bold" style:font-weight-complex="bold"/>
    </style:style>
    <style:style style:name="T15" style:family="text">
      <style:text-properties fo:font-weight="bold" officeooo:rsid="00155d3b" style:font-weight-asian="bold" style:font-weight-complex="bold"/>
    </style:style>
    <style:style style:name="T16" style:family="text">
      <style:text-properties officeooo:rsid="00155d3b"/>
    </style:style>
    <style:style style:name="T17" style:family="text">
      <style:text-properties officeooo:rsid="0011db0e"/>
    </style:style>
    <style:style style:name="T18" style:family="text">
      <style:text-properties fo:font-weight="normal" style:font-weight-asian="normal" style:font-weight-complex="normal"/>
    </style:style>
    <style:style style:name="T19" style:family="text">
      <style:text-properties fo:font-weight="normal" officeooo:rsid="0012f34c" style:font-weight-asian="normal" style:font-weight-complex="normal"/>
    </style:style>
    <style:style style:name="T20"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2"><text:span text:style-name="T1">Korelasi dan Macam-Macam </text:span><text:span text:style-name="T2">Jenisnya<text:line-break/></text:span><text:span text:style-name="T1">Dalam Statistika</text:span></text:p>
      <text:p text:style-name="P3"><text:span text:style-name="Strong_20_Emphasis"><text:span text:style-name="T3">“</text:span></text:span><text:span text:style-name="Strong_20_Emphasis"><text:span text:style-name="T4">Untuk Memenuhi Tugas Matematika”</text:span></text:span></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2"><text:span text:style-name="Strong_20_Emphasis"><text:span text:style-name="T4">Disusun Oleh :</text:span></text:span></text:p>
      <text:p text:style-name="P2"><text:span text:style-name="Strong_20_Emphasis"><text:span text:style-name="T4">1. Al Fanur Rizki</text:span></text:span></text:p>
      <text:p text:style-name="P2"><text:span text:style-name="Strong_20_Emphasis"><text:span text:style-name="T5">2. Ahmad Sofwanul Adib</text:span></text:span></text:p>
      <text:p text:style-name="P2"><text:span text:style-name="Strong_20_Emphasis"><text:span text:style-name="T5">3. Nova Anggraini</text:span></text:span></text:p>
      <text:p text:style-name="P2"><text:span text:style-name="Strong_20_Emphasis"><text:span text:style-name="T5">4. Rizkya Ficanza</text:span></text:span></text:p>
      <text:p text:style-name="P3"><text:span text:style-name="Strong_20_Emphasis"><text:span text:style-name="T6"/></text:span></text:p>
      <text:p text:style-name="P3"><text:soft-page-break/><text:span text:style-name="Strong_20_Emphasis"/></text:p>
      <text:p text:style-name="P3"><text:span text:style-name="Strong_20_Emphasis">KATA PENGANTAR</text:span></text:p>
      <text:p text:style-name="P1"><text:span text:style-name="Strong_20_Emphasis"/></text:p>
      <text:p text:style-name="P1"><text:span text:style-name="Strong_20_Emphasis"/></text:p>
      <text:p text:style-name="P4">Puji syukur kami panjatkan ke hadirat Tuhan Yang Maha Esa karena atas rahmat dan karunia-Nya, makalah yang berjudul<text:span text:style-name="T7"> </text:span><text:span text:style-name="T8">“Korelasi dan Macam-Macam Je</text:span><text:span text:style-name="T8">nisnya Dalam Stati</text:span><text:span text:style-name="T8">stik</text:span><text:span text:style-name="T8">a” </text:span>ini dapat diselesaikan dengan baik.</text:p>
      <text:p text:style-name="P4">Makalah ini disusun dengan tujuan untuk memenuhi tugas serta menambah wawasan mengenai konsep korelasi dalam bidang statistika. Di dalamnya dibahas mengenai pengertian korelasi, macam-macam korelasi, kekuatan hubungan, hingga contoh serta analisis korelasi dalam kehidupan sehari-hari.</text:p>
      <text:p text:style-name="P4">Kami menyadari bahwa dalam penyusunan makalah ini masih terdapat banyak kekurangan, baik dari segi penulisan maupun isi. Oleh karena itu, kami sangat mengharapkan kritik dan saran yang membangun dari pembaca agar makalah ini dapat menjadi lebih baik di masa yang akan datang.</text:p>
      <text:p text:style-name="P4">Kami juga mengucapkan terima kasih kepada semua pihak yang telah membantu dalam proses penyusunan makalah ini, baik secara langsung maupun tidak langsung.</text:p>
      <text:p text:style-name="P4">Akhir kata, semoga makalah ini dapat memberikan manfaat dan menambah pengetahuan bagi para pembaca.</text:p>
      <text:p text:style-name="P5"><text:span text:style-name="Strong_20_Emphasis"><text:span text:style-name="T9"><text:tab/><text:tab/><text:tab/><text:tab/><text:tab/><text:tab/><text:tab/><text:tab/><text:tab/><text:tab/>Jakarta, 28 April 2026</text:span></text:span></text:p>
      <text:p text:style-name="P6"/>
      <text:p text:style-name="P7"/>
      <text:p text:style-name="P7"><text:tab/><text:tab/><text:tab/><text:tab/><text:tab/><text:tab/><text:tab/><text:tab/><text:tab/><text:tab/>Kelompok 2</text:p>
      <text:p text:style-name="P7"/>
      <text:p text:style-name="P7"/>
      <text:p text:style-name="P7"/>
      <text:p text:style-name="P7"/>
      <text:p text:style-name="P7"/>
      <text:p text:style-name="P7"/>
      <text:p text:style-name="P7"/>
      <text:p text:style-name="P8"><text:span text:style-name="Strong_20_Emphasis"/></text:p>
      <text:p text:style-name="P8"><text:span text:style-name="Strong_20_Emphasis"/></text:p>
      <text:p text:style-name="P9"><text:span text:style-name="Strong_20_Emphasis"><text:span text:style-name="T10">i</text:span></text:span></text:p>
      <text:p text:style-name="P10"><text:soft-page-break/></text:p>
      <text:p text:style-name="P11"><text:span text:style-name="Strong_20_Emphasis"><text:span text:style-name="T11">DAFTAR ISI</text:span></text:span></text:p>
      <text:p text:style-name="P11"><text:span text:style-name="Strong_20_Emphasis"/></text:p>
      <text:p text:style-name="P12">KATA PENGANTAR ............................................................................................................. i<text:line-break/>DAFTAR ISI ......................................................................................................................... ii</text:p>
      <text:p text:style-name="P12"><text:span text:style-name="T12">BAB I PENDAHULUAN ................................................................................................................ 1</text:span><text:line-break/>1.1 Latar Belakang ............................................................................................................. 1<text:line-break/>1.2 Identifikasi Masalah ...................................................................................................... <text:span text:style-name="T13">1</text:span><text:line-break/>1.3 Perumusan Masalah ..................................................................................................... 2<text:line-break/>1.4 Manfaat ......................................................................................................................... <text:span text:style-name="T13">2</text:span></text:p>
      <text:p text:style-name="P12"><text:span text:style-name="T12">BAB II PEMBAHASAN ...................................................................................................... </text:span><text:span text:style-name="T14">2</text:span><text:line-break/>2.1 Pengertian Korelasi ...................................................................................................... <text:span text:style-name="T13">2</text:span><text:line-break/>2.2 Macam-Macam Korelasi ............................................................................................... <text:span text:style-name="T13">3</text:span><text:line-break/>2.3 Kekuatan Korelasi ......................................................................................................... <text:span text:style-name="T13">4</text:span><text:line-break/>2.4 Contoh dan Analisis Korelasi ...................................................... ..................................<text:span text:style-name="T13">5</text:span><text:line-break/>2.5 Pentingnya Korelasi ...................................................................................................... <text:span text:style-name="T13">5</text:span></text:p>
      <text:p text:style-name="P12"><text:span text:style-name="T12">BAB III PENUTUP .............................................................................................................. </text:span><text:span text:style-name="T15">6</text:span><text:line-break/>3.1 Kesimpulan ................................................................................................................... <text:span text:style-name="T16">6</text:span><text:line-break/>3.2 Saran .............................................................................................................................<text:span text:style-name="T16">6</text:span></text:p>
      <text:p text:style-name="P12">DAFTAR PUSTAKA .............................................................................................................<text:span text:style-name="T16">7</text:span></text:p>
      <text:p text:style-name="P12"/>
      <text:p text:style-name="P12"/>
      <text:p text:style-name="P12"/>
      <text:p text:style-name="P12"/>
      <text:p text:style-name="P12"/>
      <text:p text:style-name="P12"/>
      <text:p text:style-name="P12"/>
      <text:p text:style-name="P13"/>
      <text:p text:style-name="P14"/>
      <text:p text:style-name="P15">ii</text:p>
      <text:h text:style-name="P16" text:outline-level="4"><text:soft-page-break/><text:span text:style-name="Strong_20_Emphasis"/></text:h>
      <text:p text:style-name="P17"><text:span text:style-name="Strong_20_Emphasis"><text:span text:style-name="T12">BAB 1 – PENDAHULUAN</text:span></text:span></text:p>
      <text:p text:style-name="P17"><text:span text:style-name="Strong_20_Emphasis"><text:span text:style-name="T12"/></text:span></text:p>
      <text:h text:style-name="P16" text:outline-level="4"><text:span text:style-name="Strong_20_Emphasis">1.1 Latar Belakang</text:span></text:h>
      <text:p text:style-name="P18">Dalam kehidupan sehari-hari, manusia sering dihadapkan pada berbagai fenomena yang saling berhubungan satu sama lain. Hubungan tersebut dapat terjadi antara berbagai variabel, seperti hubungan antara waktu belajar dengan prestasi siswa, atau hubungan antara jumlah produksi dengan keuntungan suatu usaha. Untuk memahami hubungan tersebut secara ilmiah, diperlukan suatu metode analisis yang tepat, salah satunya melalui konsep korelasi dalam <text:span text:style-name="Strong_20_Emphasis">Statistika</text:span>.</text:p>
      <text:p text:style-name="P18">Korelasi merupakan alat yang digunakan untuk mengetahui apakah terdapat hubungan antara dua variabel serta seberapa kuat hubungan tersebut. Dengan adanya analisis korelasi, seseorang dapat menarik kesimpulan berdasarkan data yang diperoleh, sehingga keputusan yang diambil menjadi lebih tepat dan objektif. Dalam dunia pendidikan, ekonomi, maupun penelitian ilmiah, korelasi memiliki peranan yang sangat penting dalam menganalisis data.</text:p>
      <text:p text:style-name="P18">Namun, masih banyak orang yang belum memahami secara mendalam mengenai konsep korelasi, termasuk jenis-jenisnya, kekuatan hubungan, serta cara penerapannya dalam kehidupan sehari-hari. Oleh karena itu, penulisan makalah ini bertujuan untuk memberikan pemahaman yang lebih jelas mengenai korelasi agar dapat digunakan secara tepat dalam berbagai bidang.</text:p>
      <text:p text:style-name="P18"/>
      <text:h text:style-name="P16" text:outline-level="4"><text:span text:style-name="Strong_20_Emphasis">1.2 Identifikasi Masalah</text:span></text:h>
      <text:p text:style-name="P18">Berdasarkan latar belakang yang telah diuraikan, maka dapat diidentifikasi beberapa permasalahan sebagai berikut:</text:p>
      <text:p text:style-name="P19"><text:span text:style-name="T17">1. </text:span>Kurangnya pemahaman mengenai pengertian korelasi. </text:p>
      <text:p text:style-name="P20"><text:span text:style-name="T17">2. </text:span>Belum diketahui macam-macam korelasi secara jelas. </text:p>
      <text:p text:style-name="P20"><text:span text:style-name="T17">3. </text:span>Kurangnya pengetahuan tentang kekuatan hubungan dalam korelasi. </text:p>
      <text:p text:style-name="P21"><text:span text:style-name="T17">4. </text:span>Minimnya pemahaman mengenai penerapan korelasi dalam kehidupan sehari-hari. </text:p>
      <text:p text:style-name="P21"/>
      <text:p text:style-name="P21"/>
      <text:p text:style-name="P15">1</text:p>
      <text:h text:style-name="P22" text:outline-level="4"><text:soft-page-break/><text:span text:style-name="Strong_20_Emphasis"/></text:h>
      <text:h text:style-name="P22" text:outline-level="4"><text:span text:style-name="Strong_20_Emphasis">1.3 Perumusan Masalah</text:span></text:h>
      <text:p text:style-name="P18">Berdasarkan identifikasi masalah di atas, maka rumusan masalah dalam makalah ini adalah:</text:p>
      <text:p text:style-name="P19"><text:span text:style-name="T17">1. </text:span>Apa yang dimaksud dengan korelasi? </text:p>
      <text:p text:style-name="P19"><text:span text:style-name="T17">2. </text:span>Apa saja macam-macam korelasi? </text:p>
      <text:p text:style-name="P19"><text:span text:style-name="T17">3. </text:span>Bagaimana cara mengetahui kekuatan korelasi? </text:p>
      <text:p text:style-name="P19"><text:span text:style-name="T17">4. </text:span>Bagaimana contoh dan analisis korelasi dalam kehidupan sehari-hari? </text:p>
      <text:p text:style-name="P18"><text:span text:style-name="T17">5. </text:span>Mengapa korelasi penting untuk dipelajari?</text:p>
      <text:h text:style-name="P16" text:outline-level="4"><text:span text:style-name="Strong_20_Emphasis">1.4 Manfaat</text:span></text:h>
      <text:p text:style-name="P18">Adapun manfaat dari penulisan makalah ini adalah sebagai berikut:</text:p>
      <text:p text:style-name="P19"><text:span text:style-name="T17">1. </text:span>Menambah wawasan tentang konsep korelasi dalam ilmu statistika. </text:p>
      <text:p text:style-name="P19"><text:span text:style-name="T17">2. </text:span>Membantu memahami hubungan antar variabel secara lebih sistematis. </text:p>
      <text:p text:style-name="P19"><text:span text:style-name="T17">3. </text:span>Memberikan pengetahuan tentang penerapan korelasi dalam kehidupan sehari-hari. </text:p>
      <text:p text:style-name="P18"><text:span text:style-name="T17">4. </text:span>Menjadi referensi bagi pembaca dalam mempelajari analisis data.</text:p>
      <text:p text:style-name="P23"/>
      <text:p text:style-name="P15"/>
      <text:p text:style-name="P15"/>
      <text:p text:style-name="P15">BAB 2 – PEMBAHASAN</text:p>
      <text:p text:style-name="P15"/>
      <text:h text:style-name="P24" text:outline-level="3"><text:span text:style-name="Strong_20_Emphasis">2.1 Pengertian Korelasi</text:span></text:h>
      <text:p text:style-name="P25">Korelasi adalah suatu konsep dalam <text:span text:style-name="Strong_20_Emphasis"><text:span text:style-name="T18">Stat istika</text:span></text:span> yang digunakan untuk mengetahui hubungan antara dua variabel atau lebih. Hubungan ini dapat menunjukkan apakah perubahan pada satu variabel akan diikuti oleh perubahan pada variabel lainnya. Korelasi tidak selalu berarti sebab-akibat, tetapi hanya menunjukkan adanya keterkaitan antara dua hal. Misalnya, terdapat hubungan antara waktu belajar dengan nilai ujian siswa. Dengan menggunakan analisis korelasi, peneliti dapat mengetahui seberapa kuat hubungan tersebut dan arah hubungan yang terjadi, apakah positif atau negatif.</text:p>
      <text:p text:style-name="P25"/>
      <text:p text:style-name="P15">2</text:p>
      <text:p text:style-name="P26"><text:soft-page-break/></text:p>
      <text:p text:style-name="P26"/>
      <text:h text:style-name="P27" text:outline-level="3"><text:span text:style-name="Strong_20_Emphasis">2.2 Macam-Macam Korelasi</text:span></text:h>
      <text:p text:style-name="P28">Korelasi dapat dibedakan berdasarkan arah dan kekuatan hubungan antar variabel, yaitu sebagai berikut:</text:p>
      <text:p text:style-name="P28"><text:span text:style-name="Strong_20_Emphasis">a. Korelasi Positif</text:span><text:line-break/>Korelasi positif terjadi apabila dua variabel memiliki hubungan yang searah. Artinya, jika satu variabel meningkat maka variabel lainnya juga meningkat.</text:p>
      <text:p text:style-name="P29"><text:span text:style-name="Strong_20_Emphasis"><text:span text:style-name="T19">C</text:span></text:span><text:span text:style-name="Strong_20_Emphasis"><text:span text:style-name="T18">ontoh</text:span></text:span><text:span text:style-name="Strong_20_Emphasis">:</text:span> Semakin lama waktu belajar, maka nilai ujian siswa semakin tinggi.</text:p>
      <text:p text:style-name="P28"><text:span text:style-name="Strong_20_Emphasis">b. Korelasi Negatif</text:span><text:line-break/>Korelasi negatif terjadi apabila dua variabel memiliki hubungan yang berlawanan arah. Artinya, jika satu variabel meningkat maka variabel lainnya menurun.</text:p>
      <text:p text:style-name="P29"><text:span text:style-name="Strong_20_Emphasis"><text:span text:style-name="T18">Contoh</text:span></text:span><text:span text:style-name="Strong_20_Emphasis">:</text:span> Semakin sering bermain game, maka nilai belajar siswa cenderung menurun.</text:p>
      <text:p text:style-name="P30"><text:span text:style-name="Strong_20_Emphasis">c. Korelasi Lemah</text:span><text:line-break/>Korelasi lemah menunjukkan bahwa hubungan antara dua variabel sangat kecil atau tidak terlalu berpengaruh. Perubahan pada satu variabel tidak terlalu memengaruhi variabel lainnya secara signifikan.</text:p>
      <text:p text:style-name="P29"><text:span text:style-name="Strong_20_Emphasis"><text:span text:style-name="T18">Contoh</text:span></text:span><text:span text:style-name="Strong_20_Emphasis">:</text:span> Hubungan antara tinggi badan dengan nilai ujian biasanya sangat lemah.</text:p>
      <text:p text:style-name="P28"><text:span text:style-name="Strong_20_Emphasis">d. Tidak Berkorelasi</text:span><text:line-break/>Tidak berkorelasi berarti tidak terdapat hubungan sama sekali antara dua variabel. Perubahan pada satu variabel tidak memengaruhi variabel lainnya.</text:p>
      <text:p text:style-name="P29"><text:span text:style-name="Strong_20_Emphasis"><text:span text:style-name="T18">Contoh</text:span></text:span><text:span text:style-name="Strong_20_Emphasis">:</text:span> Nomor absen siswa tidak memiliki hubungan dengan hasil nilai ujian.</text:p>
      <text:p text:style-name="P30"/>
      <text:p text:style-name="P30"/>
      <text:p text:style-name="P30"/>
      <text:p text:style-name="P30"/>
      <text:p text:style-name="P30"/>
      <text:p text:style-name="P31"/>
      <text:p text:style-name="P32">3</text:p>
      <text:h text:style-name="P27" text:outline-level="3"><text:soft-page-break/><text:span text:style-name="Strong_20_Emphasis"/></text:h>
      <text:h text:style-name="P33" text:outline-level="3"><text:span text:style-name="Strong_20_Emphasis">2.3 Kekuatan Korelasi</text:span></text:h>
      <text:p text:style-name="P28">Kekuatan korelasi menunjukkan seberapa erat hubungan antara dua variabel. Kekuatan ini dinyatakan dalam bentuk koefisien korelasi (r) yang nilainya berkisar antara -1 sampai +1.</text:p>
      <text:p text:style-name="P34"/>
      <text:p text:style-name="P30">Adapun tingkat kekuatan korelasi dapat dijelaskan sebagai berikut:</text:p>
      <text:p text:style-name="P28"><text:span text:style-name="Strong_20_Emphasis">Nilai mendekati +1</text:span><text:line-break/>Menunjukkan hubungan yang sangat kuat dan bersifat positif, di mana kedua variabel meningkat secara bersamaan secara konsisten.</text:p>
      <text:p text:style-name="P35"><text:span text:style-name="Strong_20_Emphasis">Nilai antara +0,5 sampai +1</text:span><text:line-break/>Menunjukkan hubungan yang cukup kuat (sedang hingga kuat) dan masih bersifat positif. </text:p>
      <text:p text:style-name="P35"><text:span text:style-name="Strong_20_Emphasis">Nilai mendekati 0 (0 sampai ±0,3)</text:span><text:line-break/>Menunjukkan hubungan yang lemah, artinya keterkaitan antar variabel sangat kecil. </text:p>
      <text:p text:style-name="P35"><text:span text:style-name="Strong_20_Emphasis">Nilai antara -0,5 sampai -1</text:span><text:line-break/>Menunjukkan hubungan yang cukup kuat namun bersifat negatif, di mana satu variabel meningkat sementara variabel lainnya menurun. </text:p>
      <text:p text:style-name="P28"><text:span text:style-name="Strong_20_Emphasis">Nilai mendekati -1</text:span><text:line-break/>Menunjukkan hubungan yang sangat kuat dan negatif, artinya kedua variabel memiliki hubungan berlawanan yang sangat jelas. </text:p>
      <text:p text:style-name="P36">Dengan memahami nilai koefisien korelasi, seseorang dapat mengetahui tidak hanya arah hubungan, tetapi juga seberapa kuat hubungan tersebut terjadi.</text:p>
      <text:p text:style-name="P28"/>
      <text:p text:style-name="P28"/>
      <text:p text:style-name="P28"/>
      <text:p text:style-name="P28"/>
      <text:p text:style-name="P28"/>
      <text:p text:style-name="P28"/>
      <text:p text:style-name="P28"/>
      <text:p text:style-name="P32">4</text:p>
      <text:h text:style-name="P37" text:outline-level="3"><text:soft-page-break/><text:span text:style-name="Strong_20_Emphasis">2.4 Contoh dan Analisis Korelasi</text:span></text:h>
      <text:p text:style-name="P25">Misalkan terdapat data hubungan antara waktu belajar (jam) dan nilai ujian siswa sebagai berikut:</text:p>
      <text:p text:style-name="P38"/>
      <table:table table:name="Tabel1" table:style-name="Tabel1">
        <table:table-column table:style-name="Tabel1.A"/>
        <table:table-column table:style-name="Tabel1.B"/>
        <table:table-header-rows>
          <table:table-row>
            <table:table-cell table:style-name="Tabel1.A1" office:value-type="string">
              <text:p text:style-name="P39">Waktu Belajar (jam)</text:p>
            </table:table-cell>
            <table:table-cell table:style-name="Tabel1.A1" office:value-type="string">
              <text:p text:style-name="P39">Nilai Ujian</text:p>
            </table:table-cell>
          </table:table-row>
        </table:table-header-rows>
        <table:table-row>
          <table:table-cell table:style-name="Tabel1.A1" office:value-type="string">
            <text:p text:style-name="P40">1</text:p>
          </table:table-cell>
          <table:table-cell table:style-name="Tabel1.A1" office:value-type="string">
            <text:p text:style-name="P40">60</text:p>
          </table:table-cell>
        </table:table-row>
        <table:table-row>
          <table:table-cell table:style-name="Tabel1.A1" office:value-type="string">
            <text:p text:style-name="P40">2</text:p>
          </table:table-cell>
          <table:table-cell table:style-name="Tabel1.A1" office:value-type="string">
            <text:p text:style-name="P40">65</text:p>
          </table:table-cell>
        </table:table-row>
        <table:table-row>
          <table:table-cell table:style-name="Tabel1.A1" office:value-type="string">
            <text:p text:style-name="P40">3</text:p>
          </table:table-cell>
          <table:table-cell table:style-name="Tabel1.A1" office:value-type="string">
            <text:p text:style-name="P40">70</text:p>
          </table:table-cell>
        </table:table-row>
        <table:table-row>
          <table:table-cell table:style-name="Tabel1.A1" office:value-type="string">
            <text:p text:style-name="P40">4</text:p>
          </table:table-cell>
          <table:table-cell table:style-name="Tabel1.A1" office:value-type="string">
            <text:p text:style-name="P40">75</text:p>
          </table:table-cell>
        </table:table-row>
        <table:table-row>
          <table:table-cell table:style-name="Tabel1.A1" office:value-type="string">
            <text:p text:style-name="P40">5</text:p>
          </table:table-cell>
          <table:table-cell table:style-name="Tabel1.A1" office:value-type="string">
            <text:p text:style-name="P40">80</text:p>
          </table:table-cell>
        </table:table-row>
      </table:table>
      <text:p text:style-name="P38"/>
      <text:p text:style-name="P25"><text:span text:style-name="Strong_20_Emphasis">Analisis:</text:span><text:line-break/>Dari data di atas, dapat dilihat bahwa setiap peningkatan waktu belajar diikuti dengan peningkatan nilai ujian. Hal ini menunjukkan adanya hubungan yang searah antara kedua variabel.</text:p>
      <text:p text:style-name="P28">Jika dianalisis lebih lanjut menggunakan konsep <text:span text:style-name="Strong_20_Emphasis">Koefisien Korelasi</text:span>, maka kemungkinan besar nilai korelasinya mendekati +1, yang berarti hubungan antara waktu belajar dan nilai ujian tergolong kuat dan positif.</text:p>
      <text:p text:style-name="P28">Namun, perlu diperhatikan bahwa hasil ini tidak serta-merta menunjukkan bahwa waktu belajar adalah satu-satunya faktor yang memengaruhi nilai. Faktor lain seperti metode belajar, kondisi kesehatan, dan lingkungan juga dapat berpengaruh.</text:p>
      <text:p text:style-name="P25"/>
      <text:h text:style-name="P41" text:outline-level="3"><text:span text:style-name="Strong_20_Emphasis">2.5 Pentingnya Korelasi</text:span></text:h>
      <text:p text:style-name="P28">Korelasi sangat penting dalam berbagai bidang, seperti pendidikan, ekonomi, dan penelitian ilmiah. Dengan memahami korelasi, seseorang dapat mengetahui hubungan antar variabel dan mengambil keputusan yang lebih tepat. Dalam dunia pendidikan, korelasi dapat membantu guru memahami faktor-faktor yang memengaruhi prestasi siswa. Dalam bidang ekonomi, korelasi digunakan untuk menganalisis hubungan antara variabel seperti harga dan permintaan. Dengan demikian, korelasi menjadi alat yang sangat berguna dalam menganalisis data dan menarik kesimpulan yang lebih akurat.</text:p>
      <text:p text:style-name="P25"/>
      <text:p text:style-name="P38"><text:span text:style-name="Strong_20_Emphasis"/></text:p>
      <text:p text:style-name="P42"><text:span text:style-name="Strong_20_Emphasis"><text:span text:style-name="T13">5</text:span></text:span></text:p>
      <text:h text:style-name="P43" text:outline-level="3"><text:soft-page-break/><text:span text:style-name="Strong_20_Emphasis">BAB III PENUTUP</text:span></text:h>
      <text:p text:style-name="P38"><text:span text:style-name="Strong_20_Emphasis"/></text:p>
      <text:h text:style-name="P44" text:outline-level="4"><text:span text:style-name="Strong_20_Emphasis">3.1 Kesimpulan</text:span></text:h>
      <text:p text:style-name="P28">Berdasarkan pembahasan yang telah diuraikan pada bab sebelumnya, dapat disimpulkan bahwa korelasi merupakan suatu konsep dalam <text:span text:style-name="Strong_20_Emphasis"><text:span text:style-name="T18">Statistika</text:span></text:span> yang digunakan untuk mengetahui hubungan antara dua variabel atau lebih. Korelasi tidak selalu menunjukkan hubungan sebab-akibat, melainkan hanya menunjukkan adanya keterkaitan antar variabel.</text:p>
      <text:p text:style-name="P28">Korelasi memiliki beberapa jenis, yaitu korelasi positif, korelasi negatif, dan korelasi nol. Selain itu, terdapat juga korelasi linier dan nonlinier berdasarkan bentuk hubungannya. Kekuatan korelasi dapat diukur menggunakan koefisien korelasi yang nilainya berkisar antara -1 sampai +1, di mana nilai tersebut menunjukkan tingkat keeratan hubungan antar variabel.</text:p>
      <text:p text:style-name="P45">Melalui contoh dan analisis yang telah dilakukan, dapat diketahui bahwa korelasi sangat berguna dalam memahami hubungan antar data, sehingga dapat membantu dalam pengambilan keputusan yang lebih tepat di berbagai bidang kehidupan.</text:p>
      <text:h text:style-name="P46" text:outline-level="4"/>
      <text:h text:style-name="P47" text:outline-level="4"><text:span text:style-name="Strong_20_Emphasis">3.2 Saran</text:span></text:h>
      <text:p text:style-name="P28">Adapun saran yang dapat diberikan berdasarkan pembahasan dalam makalah ini adalah sebagai berikut:</text:p>
      <text:p text:style-name="P35"><text:span text:style-name="T13">1. </text:span>Pembaca diharapkan dapat memahami konsep korelasi dengan lebih mendalam dan tidak hanya sekadar mengetahui pengertiannya saja. </text:p>
      <text:p text:style-name="P35"><text:span text:style-name="T13">2. </text:span>Dalam menggunakan analisis korelasi, sebaiknya dilakukan dengan teliti agar tidak terjadi kesalahan dalam menarik kesimpulan. </text:p>
      <text:p text:style-name="P35"><text:span text:style-name="T13">3. </text:span>Diharapkan pembaca dapat menerapkan konsep korelasi dalam kehidupan sehari-hari, terutama dalam menganalisis suatu permasalahan. </text:p>
      <text:p text:style-name="P28"><text:span text:style-name="T13">4. </text:span>Penulis selanjutnya diharapkan dapat mengembangkan pembahasan mengenai korelasi dengan lebih lengkap dan mendalam. </text:p>
      <text:p text:style-name="P48"/>
      <text:p text:style-name="P48"/>
      <text:p text:style-name="P48"/>
      <text:p text:style-name="P48"/>
      <text:p text:style-name="P48"/>
      <text:p text:style-name="P49">6</text:p>
      <text:h text:style-name="P50" text:outline-level="3"><text:soft-page-break/><text:span text:style-name="Strong_20_Emphasis">DAFTAR PUSTAK</text:span><text:span text:style-name="Strong_20_Emphasis"><text:span text:style-name="T16">A</text:span></text:span></text:h>
      <text:p text:style-name="P49"><text:span text:style-name="Strong_20_Emphasis"/></text:p>
      <text:p text:style-name="P51"><text:span text:style-name="T18">Sugiyono. 2017. </text:span><text:span text:style-name="Emphasis"><text:span text:style-name="T18">Statistika untuk Penelitian</text:span></text:span><text:span text:style-name="T18">. Bandung: Alfabeta. </text:span></text:p>
      <text:p text:style-name="P51"><text:span text:style-name="T18">Suharsimi Arikunto. 2013. </text:span><text:span text:style-name="Emphasis"><text:span text:style-name="T18">Prosedur Penelitian: Suatu Pendekatan Praktik</text:span></text:span><text:span text:style-name="T18">. Jakarta: Rineka Cipta. </text:span></text:p>
      <text:p text:style-name="P51"><text:span text:style-name="T18">Iqbal Hasan. 2002. </text:span><text:span text:style-name="Emphasis"><text:span text:style-name="T18">Pokok-Pokok Materi Statistik 2 (Statistik Inferensif)</text:span></text:span><text:span text:style-name="T18">. Jakarta: Bumi Aksara. </text:span></text:p>
      <text:p text:style-name="P51"><text:span text:style-name="T18">Kementerian Pendidikan dan Kebudayaan Republik Indonesia. 2017. </text:span><text:span text:style-name="Emphasis"><text:span text:style-name="T18">Buku Matematika SMA/MA Kelas XI</text:span></text:span><text:span text:style-name="T18">. Jakarta: Kemendikbud. </text:span></text:p>
      <text:p text:style-name="P52"><text:span text:style-name="T18">Badan Pusat Statistik. 2020. </text:span><text:span text:style-name="Emphasis"><text:span text:style-name="T18">Pengantar Statistika Dasar</text:span></text:span><text:span text:style-name="T18">. Jakarta: BPS.</text:span></text:p>
      <text:p text:style-name="P53">Wikipedia, <text:span text:style-name="T20">“Korelasi”</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7T21:50:31.261468100</meta:creation-date>
    <dc:date>2026-04-27T23:28:55.201352300</dc:date>
    <meta:editing-duration>PT10M6S</meta:editing-duration>
    <meta:editing-cycles>1</meta:editing-cycles>
    <meta:generator>LibreOffice/26.2.2.2$Windows_X86_64 LibreOffice_project/1f77d10d6938fd34972958f64b2bcfa54f8b1ba5</meta:generator>
    <meta:document-statistic meta:table-count="1" meta:image-count="0" meta:object-count="0" meta:page-count="10" meta:paragraph-count="113" meta:word-count="1407" meta:character-count="12155" meta:non-whitespace-character-count="10816"/>
  </office:meta>
</office:document-meta>
</file>